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i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2020-02-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2020-03-09</text:p>
          </table:table-cell>
          <table:table-cell table:style-name="ce2" office:value-type="date" office:date-value="2020-03-13" calcext:value-type="date">
            <text:p>2020-03-13</text:p>
          </table:table-cell>
          <table:table-cell table:formula="of:=[.C2]-[.B2]+1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2020-02-25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3]-[.B3]+1" office:value-type="float" office:value="28" calcext:value-type="float">
            <text:p>28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2020-03-2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2020-03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2020-03-13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2020-03-03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7]-[.B7]+1" office:value-type="float" office:value="17" calcext:value-type="float">
            <text:p>17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2020-03-01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2020-01-26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9]-[.B9]+1" office:value-type="float" office:value="58" calcext:value-type="float">
            <text:p>5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2020-02-25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10]-[.B10]+1" office:value-type="float" office:value="21" calcext:value-type="float">
            <text:p>2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2020-03-01</text:p>
          </table:table-cell>
          <table:table-cell table:style-name="ce2" office:value-type="date" office:date-value="2020-03-31" calcext:value-type="date">
            <text:p>2020-03-31</text:p>
          </table:table-cell>
          <table:table-cell table:formula="of:=[.C11]-[.B11]+1" office:value-type="float" office:value="31" calcext:value-type="float">
            <text:p>31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2020-03-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2020-02-24</text:p>
          </table:table-cell>
          <table:table-cell table:style-name="ce2" office:value-type="date" office:date-value="2020-03-18" calcext:value-type="date">
            <text:p>2020-03-18</text:p>
          </table:table-cell>
          <table:table-cell table:formula="of:=[.C13]-[.B13]+1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2020-03-08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2020-03-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2020-02-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2020-02-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2020-03-16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2020-03-0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2020-03-11</text:p>
          </table:table-cell>
          <table:table-cell table:style-name="ce2" office:value-type="date" office:date-value="2020-03-22" calcext:value-type="date">
            <text:p>2020-03-22</text:p>
          </table:table-cell>
          <table:table-cell table:formula="of:=[.C20]-[.B20]+1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2020-03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2020-02-26</text:p>
          </table:table-cell>
          <table:table-cell table:style-name="ce2" office:value-type="date" office:date-value="2020-03-17" calcext:value-type="date">
            <text:p>2020-03-17</text:p>
          </table:table-cell>
          <table:table-cell table:formula="of:=[.C22]-[.B22]+1" office:value-type="float" office:value="21" calcext:value-type="float">
            <text:p>2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2020-03-09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2020-03-08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2020-03-1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2020-03-2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2020-01-27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2020-03-06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2020-01-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2020-03-15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2020-03-19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2020-03-03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32]-[.B32]+1" office:value-type="float" office:value="17" calcext:value-type="float">
            <text:p>17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2020-01-22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2020-03-06</text:p>
          </table:table-cell>
          <table:table-cell table:style-name="ce2" office:value-type="date" office:date-value="2020-03-25" calcext:value-type="date">
            <text:p>2020-03-25</text:p>
          </table:table-cell>
          <table:table-cell table:formula="of:=[.C34]-[.B34]+1" office:value-type="float" office:value="20" calcext:value-type="float">
            <text:p>20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2020-03-15</text:p>
          </table:table-cell>
          <table:table-cell table:style-name="ce2" office:value-type="date" office:date-value="2020-03-31" calcext:value-type="date">
            <text:p>2020-03-31</text:p>
          </table:table-cell>
          <table:table-cell table:formula="of:=[.C35]-[.B35]+1" office:value-type="float" office:value="17" calcext:value-type="float">
            <text:p>17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2020-03-11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2020-03-06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37]-[.B37]+1" office:value-type="float" office:value="18" calcext:value-type="float">
            <text:p>18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2020-03-11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2020-02-25</text:p>
          </table:table-cell>
          <table:table-cell table:style-name="ce2" office:value-type="date" office:date-value="2020-03-18" calcext:value-type="date">
            <text:p>2020-03-18</text:p>
          </table:table-cell>
          <table:table-cell table:formula="of:=[.C39]-[.B39]+1" office:value-type="float" office:value="23" calcext:value-type="float">
            <text:p>23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020-03-12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40]-[.B40]+1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2020-03-09</text:p>
          </table:table-cell>
          <table:table-cell table:style-name="ce2" office:value-type="date" office:date-value="2020-03-30" calcext:value-type="date">
            <text:p>2020-03-30</text:p>
          </table:table-cell>
          <table:table-cell table:formula="of:=[.C41]-[.B41]+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2020-03-01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42]-[.B42]+1" office:value-type="float" office:value="16" calcext:value-type="float">
            <text:p>16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2020-02-27</text:p>
          </table:table-cell>
          <table:table-cell table:style-name="ce2" office:value-type="date" office:date-value="2020-03-11" calcext:value-type="date">
            <text:p>2020-03-11</text:p>
          </table:table-cell>
          <table:table-cell table:formula="of:=[.C43]-[.B43]+1" office:value-type="float" office:value="14" calcext:value-type="float">
            <text:p>14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2020-03-18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2020-03-01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45]-[.B45]+1" office:value-type="float" office:value="19" calcext:value-type="float">
            <text:p>19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2020-03-01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46]-[.B46]+1" office:value-type="float" office:value="16" calcext:value-type="float">
            <text:p>16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2020-02-14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2020-03-19</text:p>
          </table:table-cell>
          <table:table-cell table:style-name="ce2" office:value-type="date" office:date-value="2020-03-12" calcext:value-type="date">
            <text:p>2020-03-12</text:p>
          </table:table-cell>
          <table:table-cell table:formula="of:=[.C48]-[.B48]+1" office:value-type="float" office:value="-6" calcext:value-type="float">
            <text:p>-6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2020-03-15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2020-03-21</text:p>
          </table:table-cell>
          <table:table-cell table:style-name="ce2" office:value-type="date" office:date-value="2020-04-02" calcext:value-type="date">
            <text:p>2020-04-02</text:p>
          </table:table-cell>
          <table:table-cell table:formula="of:=[.C50]-[.B50]+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2020-02-27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2020-03-14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2020-03-13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2020-03-19</text:p>
          </table:table-cell>
          <table:table-cell table:style-name="ce2" office:value-type="date" office:date-value="2020-03-20" calcext:value-type="date">
            <text:p>2020-03-20</text:p>
          </table:table-cell>
          <table:table-cell table:formula="of:=[.C54]-[.B54]+1" office:value-type="float" office:value="2" calcext:value-type="float">
            <text:p>2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2020-01-29</text:p>
          </table:table-cell>
          <table:table-cell table:style-name="ce2" office:value-type="date" office:date-value="2020-03-27" calcext:value-type="date">
            <text:p>2020-03-27</text:p>
          </table:table-cell>
          <table:table-cell table:formula="of:=[.C55]-[.B55]+1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2020-01-24</text:p>
          </table:table-cell>
          <table:table-cell table:style-name="ce2" office:value-type="date" office:date-value="2020-03-17" calcext:value-type="date">
            <text:p>2020-03-17</text:p>
          </table:table-cell>
          <table:table-cell table:formula="of:=[.C56]-[.B56]+1" office:value-type="float" office:value="54" calcext:value-type="float">
            <text:p>54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2020-03-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2020-02-2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2020-01-27</text:p>
          </table:table-cell>
          <table:table-cell table:style-name="ce2" office:value-type="date" office:date-value="2020-03-20" calcext:value-type="date">
            <text:p>2020-03-20</text:p>
          </table:table-cell>
          <table:table-cell table:formula="of:=[.C60]-[.B60]+1" office:value-type="float" office:value="54" calcext:value-type="float">
            <text:p>54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2020-03-14</text:p>
          </table:table-cell>
          <table:table-cell table:style-name="ce2" office:value-type="date" office:date-value="2020-03-30" calcext:value-type="date">
            <text:p>2020-03-30</text:p>
          </table:table-cell>
          <table:table-cell table:formula="of:=[.C61]-[.B61]+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2020-02-26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62]-[.B62]+1" office:value-type="float" office:value="27" calcext:value-type="float">
            <text:p>27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2020-03-14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2020-03-13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2020-03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2020-03-2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2020-03-11</text:p>
          </table:table-cell>
          <table:table-cell table:style-name="ce2" office:value-type="date" office:date-value="2020-03-17" calcext:value-type="date">
            <text:p>2020-03-17</text:p>
          </table:table-cell>
          <table:table-cell table:formula="of:=[.C67]-[.B67]+1" office:value-type="float" office:value="7" calcext:value-type="float">
            <text:p>7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2020-03-04</text:p>
          </table:table-cell>
          <table:table-cell table:style-name="ce2" office:value-type="date" office:date-value="2020-03-28" calcext:value-type="date">
            <text:p>2020-03-28</text:p>
          </table:table-cell>
          <table:table-cell table:formula="of:=[.C68]-[.B68]+1" office:value-type="float" office:value="25" calcext:value-type="float">
            <text:p>25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2020-02-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2020-01-30</text:p>
          </table:table-cell>
          <table:table-cell table:style-name="ce2" office:value-type="date" office:date-value="2020-03-25" calcext:value-type="date">
            <text:p>2020-03-25</text:p>
          </table:table-cell>
          <table:table-cell table:formula="of:=[.C70]-[.B70]+1" office:value-type="float" office:value="56" calcext:value-type="float">
            <text:p>56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2020-03-02</text:p>
          </table:table-cell>
          <table:table-cell table:style-name="ce2" office:value-type="date" office:date-value="2020-03-26" calcext:value-type="date">
            <text:p>2020-03-26</text:p>
          </table:table-cell>
          <table:table-cell table:formula="of:=[.C71]-[.B71]+1" office:value-type="float" office:value="25" calcext:value-type="float">
            <text:p>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2020-02-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2020-02-24</text:p>
          </table:table-cell>
          <table:table-cell table:style-name="ce2" office:value-type="date" office:date-value="2020-03-22" calcext:value-type="date">
            <text:p>2020-03-22</text:p>
          </table:table-cell>
          <table:table-cell table:formula="of:=[.C73]-[.B73]+1" office:value-type="float" office:value="28" calcext:value-type="float">
            <text:p>28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2020-02-29</text:p>
          </table:table-cell>
          <table:table-cell table:style-name="ce2" office:value-type="date" office:date-value="2020-03-12" calcext:value-type="date">
            <text:p>2020-03-12</text:p>
          </table:table-cell>
          <table:table-cell table:formula="of:=[.C74]-[.B74]+1" office:value-type="float" office:value="13" calcext:value-type="float">
            <text:p>13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2020-02-21</text:p>
          </table:table-cell>
          <table:table-cell table:style-name="ce2" office:value-type="date" office:date-value="2020-04-02" calcext:value-type="date">
            <text:p>2020-04-02</text:p>
          </table:table-cell>
          <table:table-cell table:formula="of:=[.C75]-[.B75]+1" office:value-type="float" office:value="42" calcext:value-type="float">
            <text:p>42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2020-01-31</text:p>
          </table:table-cell>
          <table:table-cell table:style-name="ce2" office:value-type="date" office:date-value="2020-03-09" calcext:value-type="date">
            <text:p>2020-03-09</text:p>
          </table:table-cell>
          <table:table-cell table:formula="of:=[.C76]-[.B76]+1" office:value-type="float" office:value="39" calcext:value-type="float">
            <text:p>39</text:p>
          </table:table-cell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2020-03-11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2020-01-22</text:p>
          </table:table-cell>
          <table:table-cell table:style-name="ce2" office:value-type="date" office:date-value="2020-04-07" calcext:value-type="date">
            <text:p>2020-04-07</text:p>
          </table:table-cell>
          <table:table-cell table:formula="of:=[.C78]-[.B78]+1" office:value-type="float" office:value="77" calcext:value-type="float">
            <text:p>77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2020-03-03</text:p>
          </table:table-cell>
          <table:table-cell table:style-name="ce2" office:value-type="date" office:date-value="2020-03-21" calcext:value-type="date">
            <text:p>2020-03-21</text:p>
          </table:table-cell>
          <table:table-cell table:formula="of:=[.C79]-[.B79]+1" office:value-type="float" office:value="19" calcext:value-type="float">
            <text:p>19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2020-03-13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2020-03-13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Korea South</text:p>
          </table:table-cell>
          <table:table-cell office:value-type="string" calcext:value-type="string">
            <text:p>2020-01-22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2020-02-24</text:p>
          </table:table-cell>
          <table:table-cell table:style-name="ce2" office:value-type="date" office:date-value="2020-03-14" calcext:value-type="date">
            <text:p>2020-03-14</text:p>
          </table:table-cell>
          <table:table-cell table:formula="of:=[.C83]-[.B83]+1" office:value-type="float" office:value="20" calcext:value-type="float">
            <text:p>2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2020-03-18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2020-03-02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2020-02-21</text:p>
          </table:table-cell>
          <table:table-cell table:style-name="ce2" office:value-type="date" office:date-value="2020-03-15" calcext:value-type="date">
            <text:p>2020-03-15</text:p>
          </table:table-cell>
          <table:table-cell table:formula="of:=[.C86]-[.B86]+1" office:value-type="float" office:value="24" calcext:value-type="float">
            <text:p>24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2020-03-16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87]-[.B87]+1"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2020-02-28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88]-[.B88]+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2020-02-29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89]-[.B89]+1" office:value-type="float" office:value="17" calcext:value-type="float">
            <text:p>17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2020-03-20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90]-[.B90]+1"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2020-01-25</text:p>
          </table:table-cell>
          <table:table-cell table:style-name="ce2" office:value-type="date" office:date-value="2020-03-18" calcext:value-type="date">
            <text:p>2020-03-18</text:p>
          </table:table-cell>
          <table:table-cell table:formula="of:=[.C91]-[.B91]+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2020-03-08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2020-03-07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2020-03-18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2020-02-28</text:p>
          </table:table-cell>
          <table:table-cell table:style-name="ce2" office:value-type="date" office:date-value="2020-03-23" calcext:value-type="date">
            <text:p>2020-03-23</text:p>
          </table:table-cell>
          <table:table-cell table:formula="of:=[.C96]-[.B96]+1" office:value-type="float" office:value="25" calcext:value-type="float">
            <text:p>2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2020-03-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2020-02-29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2020-03-1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2020-03-17</text:p>
          </table:table-cell>
          <table:table-cell table:style-name="ce2" office:value-type="date" office:date-value="2020-03-24" calcext:value-type="date">
            <text:p>2020-03-24</text:p>
          </table:table-cell>
          <table:table-cell table:formula="of:=[.C100]-[.B100]+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2020-03-02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101]-[.B101]+1" office:value-type="float" office:value="18" calcext:value-type="float">
            <text:p>1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2020-03-14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2020-01-25</text:p>
          </table:table-cell>
          <table:table-cell table:style-name="ce2" office:value-type="date" office:date-value="2020-03-24" calcext:value-type="date">
            <text:p>2020-03-24</text:p>
          </table:table-cell>
          <table:table-cell table:formula="of:=[.C103]-[.B103]+1" office:value-type="float" office:value="60" calcext:value-type="float">
            <text:p>60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2020-02-27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104]-[.B104]+1" office:value-type="float" office:value="19" calcext:value-type="float">
            <text:p>19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2020-02-28</text:p>
          </table:table-cell>
          <table:table-cell table:style-name="ce2" office:value-type="date" office:date-value="2020-03-26" calcext:value-type="date">
            <text:p>2020-03-26</text:p>
          </table:table-cell>
          <table:table-cell table:formula="of:=[.C105]-[.B105]+1" office:value-type="float" office:value="28" calcext:value-type="float">
            <text:p>2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2020-03-19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2020-03-2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2020-02-28</text:p>
          </table:table-cell>
          <table:table-cell table:style-name="ce2" office:value-type="date" office:date-value="2020-03-30" calcext:value-type="date">
            <text:p>2020-03-30</text:p>
          </table:table-cell>
          <table:table-cell table:formula="of:=[.C108]-[.B108]+1" office:value-type="float" office:value="32" calcext:value-type="float">
            <text:p>32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2020-02-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2020-02-26</text:p>
          </table:table-cell>
          <table:table-cell table:style-name="ce2" office:value-type="date" office:date-value="2020-03-12" calcext:value-type="date">
            <text:p>2020-03-12</text:p>
          </table:table-cell>
          <table:table-cell table:formula="of:=[.C110]-[.B110]+1" office:value-type="float" office:value="16" calcext:value-type="float">
            <text:p>16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2020-02-24</text:p>
          </table:table-cell>
          <table:table-cell table:style-name="ce2" office:value-type="date" office:date-value="2020-04-10" calcext:value-type="date">
            <text:p>2020-04-10</text:p>
          </table:table-cell>
          <table:table-cell table:formula="of:=[.C111]-[.B111]+1" office:value-type="float" office:value="47" calcext:value-type="float">
            <text:p>47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2020-02-26</text:p>
          </table:table-cell>
          <table:table-cell table:style-name="ce2" office:value-type="date" office:date-value="2020-03-22" calcext:value-type="date">
            <text:p>2020-03-22</text:p>
          </table:table-cell>
          <table:table-cell table:formula="of:=[.C112]-[.B112]+1" office:value-type="float" office:value="26" calcext:value-type="float">
            <text:p>26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2020-03-10</text:p>
          </table:table-cell>
          <table:table-cell table:style-name="ce2" office:value-type="date" office:date-value="2020-03-25" calcext:value-type="date">
            <text:p>2020-03-25</text:p>
          </table:table-cell>
          <table:table-cell table:formula="of:=[.C113]-[.B113]+1" office:value-type="float" office:value="16" calcext:value-type="float">
            <text:p>16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2020-03-20</text:p>
          </table:table-cell>
          <table:table-cell table:style-name="ce2" office:value-type="date" office:date-value="2020-03-24" calcext:value-type="date">
            <text:p>2020-03-24</text:p>
          </table:table-cell>
          <table:table-cell table:formula="of:=[.C114]-[.B114]+1" office:value-type="float" office:value="5" calcext:value-type="float">
            <text:p>5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2020-03-08</text:p>
          </table:table-cell>
          <table:table-cell table:style-name="ce2" office:value-type="date" office:date-value="2020-03-20" calcext:value-type="date">
            <text:p>2020-03-20</text:p>
          </table:table-cell>
          <table:table-cell table:formula="of:=[.C115]-[.B115]+1" office:value-type="float" office:value="13" calcext:value-type="float">
            <text:p>13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2020-03-06</text:p>
          </table:table-cell>
          <table:table-cell table:style-name="ce2" office:value-type="date" office:date-value="2020-03-16" calcext:value-type="date">
            <text:p>2020-03-16</text:p>
          </table:table-cell>
          <table:table-cell table:formula="of:=[.C116]-[.B116]+1" office:value-type="float" office:value="11" calcext:value-type="float">
            <text:p>11</text:p>
          </table:table-cell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2020-01-30</text:p>
          </table:table-cell>
          <table:table-cell table:style-name="ce2" office:value-type="date" office:date-value="2020-03-15" calcext:value-type="date">
            <text:p>2020-03-15</text:p>
          </table:table-cell>
          <table:table-cell table:formula="of:=[.C117]-[.B117]+1" office:value-type="float" office:value="46" calcext:value-type="float">
            <text:p>46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2020-03-04</text:p>
          </table:table-cell>
          <table:table-cell table:style-name="ce2" office:value-type="date" office:date-value="2020-03-13" calcext:value-type="date">
            <text:p>2020-03-13</text:p>
          </table:table-cell>
          <table:table-cell table:formula="of:=[.C118]-[.B118]+1" office:value-type="float" office:value="10" calcext:value-type="float">
            <text:p>10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2020-03-02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119]-[.B119]+1" office:value-type="float" office:value="18" calcext:value-type="float">
            <text:p>18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2020-02-29</text:p>
          </table:table-cell>
          <table:table-cell table:style-name="ce2" office:value-type="date" office:date-value="2020-03-11" calcext:value-type="date">
            <text:p>2020-03-11</text:p>
          </table:table-cell>
          <table:table-cell table:formula="of:=[.C120]-[.B120]+1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2020-02-26</text:p>
          </table:table-cell>
          <table:table-cell table:style-name="ce2" office:value-type="date" office:date-value="2020-03-25" calcext:value-type="date">
            <text:p>2020-03-25</text:p>
          </table:table-cell>
          <table:table-cell table:formula="of:=[.C121]-[.B121]+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2020-01-31</text:p>
          </table:table-cell>
          <table:table-cell table:style-name="ce2" office:value-type="date" office:date-value="2020-03-30" calcext:value-type="date">
            <text:p>2020-03-30</text:p>
          </table:table-cell>
          <table:table-cell table:formula="of:=[.C122]-[.B122]+1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2020-03-14</text:p>
          </table:table-cell>
          <table:table-cell table:style-name="ce2" office:value-type="date" office:date-value="2020-03-21" calcext:value-type="date">
            <text:p>2020-03-21</text:p>
          </table:table-cell>
          <table:table-cell table:formula="of:=[.C123]-[.B123]+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2020-02-27</text:p>
          </table:table-cell>
          <table:table-cell table:style-name="ce2" office:value-type="date" office:date-value="2020-03-14" calcext:value-type="date">
            <text:p>2020-03-14</text:p>
          </table:table-cell>
          <table:table-cell table:formula="of:=[.C126]-[.B126]+1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2020-03-02</text:p>
          </table:table-cell>
          <table:table-cell table:style-name="ce2" office:value-type="date" office:date-value="2020-03-26" calcext:value-type="date">
            <text:p>2020-03-26</text:p>
          </table:table-cell>
          <table:table-cell table:formula="of:=[.C127]-[.B127]+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2020-03-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2020-03-06</text:p>
          </table:table-cell>
          <table:table-cell table:style-name="ce2" office:value-type="date" office:date-value="2020-03-15" calcext:value-type="date">
            <text:p>2020-03-15</text:p>
          </table:table-cell>
          <table:table-cell table:formula="of:=[.C129]-[.B129]+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2020-01-23</text:p>
          </table:table-cell>
          <table:table-cell table:style-name="ce2" office:value-type="date" office:date-value="2020-04-07" calcext:value-type="date">
            <text:p>2020-04-07</text:p>
          </table:table-cell>
          <table:table-cell table:formula="of:=[.C131]-[.B131]+1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2020-03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2020-03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2020-03-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2020-03-05</text:p>
          </table:table-cell>
          <table:table-cell table:style-name="ce2" office:value-type="date" office:date-value="2020-03-26" calcext:value-type="date">
            <text:p>2020-03-26</text:p>
          </table:table-cell>
          <table:table-cell table:formula="of:=[.C135]-[.B135]+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2020-02-01</text:p>
          </table:table-cell>
          <table:table-cell table:style-name="ce2" office:value-type="date" office:date-value="2020-03-14" calcext:value-type="date">
            <text:p>2020-03-14</text:p>
          </table:table-cell>
          <table:table-cell table:formula="of:=[.C136]-[.B136]+1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2020-01-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2020-03-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2020-01-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2020-02-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2020-03-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2020-01-22</text:p>
          </table:table-cell>
          <table:table-cell table:style-name="ce2" office:value-type="date" office:date-value="2020-03-25" calcext:value-type="date">
            <text:p>2020-03-25</text:p>
          </table:table-cell>
          <table:table-cell table:formula="of:=[.C143]-[.B143]+1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2020-03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2020-03-04</text:p>
          </table:table-cell>
          <table:table-cell table:style-name="ce2" office:value-type="date" office:date-value="2020-03-22" calcext:value-type="date">
            <text:p>2020-03-22</text:p>
          </table:table-cell>
          <table:table-cell table:formula="of:=[.C146]-[.B146]+1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2020-03-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2020-03-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2020-03-03</text:p>
          </table:table-cell>
          <table:table-cell table:style-name="ce2" office:value-type="date" office:date-value="2020-03-17" calcext:value-type="date">
            <text:p>2020-03-17</text:p>
          </table:table-cell>
          <table:table-cell table:formula="of:=[.C149]-[.B149]+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2020-01-29</text:p>
          </table:table-cell>
          <table:table-cell table:style-name="ce2" office:value-type="date" office:date-value="2020-03-26" calcext:value-type="date">
            <text:p>2020-03-26</text:p>
          </table:table-cell>
          <table:table-cell table:formula="of:=[.C150]-[.B150]+1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2020-01-31</text:p>
          </table:table-cell>
          <table:table-cell table:style-name="ce2" office:value-type="date" office:date-value="2020-03-24" calcext:value-type="date">
            <text:p>2020-03-24</text:p>
          </table:table-cell>
          <table:table-cell table:formula="of:=[.C151]-[.B151]+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2020-03-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2020-01-22</text:p>
          </table:table-cell>
          <table:table-cell table:style-name="ce2" office:value-type="date" office:date-value="2020-03-19" calcext:value-type="date">
            <text:p>2020-03-19</text:p>
          </table:table-cell>
          <table:table-cell table:formula="of:=[.C153]-[.B153]+1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2020-03-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2020-03-14</text:p>
          </table:table-cell>
          <table:table-cell table:style-name="ce2" office:value-type="date" office:date-value="2020-03-17" calcext:value-type="date">
            <text:p>2020-03-17</text:p>
          </table:table-cell>
          <table:table-cell table:formula="of:=[.C155]-[.B155]+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2020-01-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2020-03-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2020-03-20</text:p>
          </table:table-cell>
          <table:table-cell table:style-name="ce2" office:value-type="date" office:date-value="2020-03-30" calcext:value-type="date">
            <text:p>2020-03-30</text:p>
          </table:table-cell>
          <table:table-cell table:formula="of:=[.C158]-[.B158]+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2020-03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2020-03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2020-03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2020-03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2020-03-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2020-03-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2020-03-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2020-03-24</text:p>
          </table:table-cell>
          <table:table-cell table:style-name="ce2" office:value-type="date" office:date-value="2020-03-24" calcext:value-type="date">
            <text:p>2020-03-24</text:p>
          </table:table-cell>
          <table:table-cell table:formula="of:=[.C166]-[.B166]+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2020-03-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2020-03-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2020-03-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2020-03-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2020-03-30</text:p>
          </table:table-cell>
          <table:table-cell table:style-name="ce2" office:value-type="date" office:date-value="2020-04-02" calcext:value-type="date">
            <text:p>2020-04-02</text:p>
          </table:table-cell>
          <table:table-cell table:formula="of:=[.C171]-[.B171]+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2020-03-3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2020-03-3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2020-04-02</text:p>
          </table:table-cell>
          <table:table-cell/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bania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 table:number-rows-repeated="78"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0T01:46:30.325523651</dc:date>
    <meta:editing-duration>PT33M47S</meta:editing-duration>
    <meta:editing-cycles>9</meta:editing-cycles>
    <meta:generator>LibreOffice/6.3.5.2$Linux_X86_64 LibreOffice_project/30$Build-2</meta:generator>
    <meta:document-statistic meta:table-count="2" meta:cell-count="676" meta:object-count="0"/>
  </office:meta>
</office:document-meta>
</file>